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heads_20_1" draw:fill="solid" draw:fill-color="#e6e6e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ff" draw:textarea-horizontal-align="center" draw:textarea-vertical-align="middle"/>
    </style:style>
    <style:style style:name="gr7" style:family="graphic" style:parent-style-name="standard">
      <style:graphic-properties draw:marker-end="Arrowheads_20_1" draw:fill="solid" draw:fill-color="#e6e6e6" draw:textarea-horizontal-align="center" draw:textarea-vertical-align="middle"/>
    </style:style>
    <style:style style:name="gr8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marker-end="Arrowheads_20_1" draw:marker-end-width="0.15cm" draw:fill="solid" draw:fill-color="#e6e6e6" draw:textarea-horizontal-align="center" draw:textarea-vertical-align="middle"/>
    </style:style>
    <style:style style:name="gr11" style:family="graphic" style:parent-style-name="standard">
      <style:graphic-properties draw:marker-end="Arrowheads_20_1" draw:marker-end-width="0.3cm" draw:fill="solid" draw:fill-color="#e6e6e6" draw:textarea-horizontal-align="center" draw:textarea-vertical-align="middle"/>
    </style:style>
    <style:style style:name="gr12" style:family="graphic" style:parent-style-name="standard">
      <style:graphic-properties draw:marker-end="" draw:marker-end-width="0.3cm" draw:fill="solid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marker-end="" draw:marker-end-width="0.3cm" draw:fill="solid" draw:fill-color="#ffffff" draw:textarea-horizontal-align="center" draw:textarea-vertical-align="middle"/>
    </style:style>
    <style:style style:name="gr14" style:family="graphic" style:parent-style-name="standard">
      <style:graphic-properties draw:stroke="none" svg:stroke-color="#000000" draw:marker-end="" draw:marker-end-width="0.3cm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marker-end="" draw:marker-end-width="0.3cm" draw:fill="solid" draw:fill-color="#23ff23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marker-end="" draw:marker-end-width="0.3cm" draw:fill="solid" draw:fill-color="#23ff23" draw:textarea-horizontal-align="center" draw:textarea-vertical-align="middle"/>
    </style:style>
    <style:style style:name="gr17" style:family="graphic" style:parent-style-name="standard">
      <style:graphic-properties draw:marker-end="Arrow_20_concave" draw:marker-end-width="0.15cm" draw:fill="solid" draw:fill-color="#23ff23" draw:textarea-horizontal-align="center" draw:textarea-vertical-align="middle"/>
    </style:style>
    <style:style style:name="gr18" style:family="graphic" style:parent-style-name="standard">
      <style:graphic-properties draw:marker-end="Arrow_20_concave" draw:marker-end-width="0.3cm" draw:fill="solid" draw:fill-color="#23ff23" draw:textarea-horizontal-align="center" draw:textarea-vertical-align="middle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5cm" svg:height="9.5cm" svg:x="1.635cm" svg:y="1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2.5cm" svg:x="2.135cm" svg:y="1.635cm">
          <text:p text:style-name="P2"><text:span text:style-name="T1">Client</text:span></text:p>
          <text:p text:style-name="P2"><text:span text:style-name="T1">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cm" svg:height="2.5cm" svg:x="5.635cm" svg:y="1.635cm">
          <text:p text:style-name="P2"><text:span text:style-name="T1">Client</text:span></text:p>
          <text:p text:style-name="P2"><text:span text:style-name="T1">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5cm" svg:height="5cm" svg:x="2.135cm" svg:y="5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3" draw:layer="layout" svg:width="1.5cm" svg:height="0.5cm" svg:x="2.385cm" svg:y="5.38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1.069cm" svg:height="0.645cm" svg:x="2.203cm" svg:y="5.323cm">
            <draw:text-box>
              <text:p text:style-name="P4">FH:</text:p>
            </draw:text-box>
          </draw:frame>
          <draw:line draw:style-name="gr6" draw:text-style-name="P1" draw:layer="layout" svg:x1="3.385cm" svg:y1="5.385cm" svg:x2="3.385cm" svg:y2="5.885cm">
            <text:p/>
          </draw:line>
          <draw:line draw:style-name="gr6" draw:text-style-name="P1" draw:layer="layout" svg:x1="3.135cm" svg:y1="5.385cm" svg:x2="3.135cm" svg:y2="5.885cm">
            <text:p/>
          </draw:line>
          <draw:line draw:style-name="gr6" draw:text-style-name="P1" draw:layer="layout" svg:x1="3.635cm" svg:y1="5.385cm" svg:x2="3.635cm" svg:y2="5.885cm">
            <text:p/>
          </draw:line>
        </draw:g>
        <draw:g>
          <draw:custom-shape draw:style-name="gr4" draw:text-style-name="P3" draw:layer="layout" svg:width="1.5cm" svg:height="0.5cm" svg:x="5.885cm" svg:y="5.386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1.069cm" svg:height="0.645cm" svg:x="5.703cm" svg:y="5.324cm">
            <draw:text-box>
              <text:p text:style-name="P4">FH:</text:p>
            </draw:text-box>
          </draw:frame>
          <draw:line draw:style-name="gr6" draw:text-style-name="P1" draw:layer="layout" svg:x1="6.885cm" svg:y1="5.386cm" svg:x2="6.885cm" svg:y2="5.886cm">
            <text:p/>
          </draw:line>
          <draw:line draw:style-name="gr6" draw:text-style-name="P1" draw:layer="layout" svg:x1="6.635cm" svg:y1="5.386cm" svg:x2="6.635cm" svg:y2="5.886cm">
            <text:p/>
          </draw:line>
          <draw:line draw:style-name="gr6" draw:text-style-name="P1" draw:layer="layout" svg:x1="7.135cm" svg:y1="5.386cm" svg:x2="7.135cm" svg:y2="5.886cm">
            <text:p/>
          </draw:line>
        </draw:g>
        <draw:g>
          <draw:custom-shape draw:style-name="gr4" draw:text-style-name="P3" draw:layer="layout" svg:width="1.5cm" svg:height="0.5cm" svg:x="9.385cm" svg:y="5.386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1.069cm" svg:height="0.645cm" svg:x="9.203cm" svg:y="5.324cm">
            <draw:text-box>
              <text:p text:style-name="P4">FH:</text:p>
            </draw:text-box>
          </draw:frame>
          <draw:line draw:style-name="gr6" draw:text-style-name="P1" draw:layer="layout" svg:x1="10.385cm" svg:y1="5.386cm" svg:x2="10.385cm" svg:y2="5.886cm">
            <text:p/>
          </draw:line>
          <draw:line draw:style-name="gr6" draw:text-style-name="P1" draw:layer="layout" svg:x1="10.135cm" svg:y1="5.386cm" svg:x2="10.135cm" svg:y2="5.886cm">
            <text:p/>
          </draw:line>
          <draw:line draw:style-name="gr6" draw:text-style-name="P1" draw:layer="layout" svg:x1="10.635cm" svg:y1="5.386cm" svg:x2="10.635cm" svg:y2="5.886cm">
            <text:p/>
          </draw:line>
        </draw:g>
        <draw:line draw:style-name="gr7" draw:text-style-name="P1" draw:layer="layout" svg:x1="3.135cm" svg:y1="4.135cm" svg:x2="3.135cm" svg:y2="5.385cm">
          <text:p/>
        </draw:line>
        <draw:line draw:style-name="gr7" draw:text-style-name="P1" draw:layer="layout" svg:x1="6.635cm" svg:y1="4.135cm" svg:x2="6.635cm" svg:y2="5.385cm">
          <text:p/>
        </draw:line>
        <draw:g>
          <draw:custom-shape draw:style-name="gr8" draw:text-style-name="P1" draw:layer="layout" svg:width="3.5cm" svg:height="4cm" svg:x="13.135cm" svg:y="1.1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3cm" svg:height="2cm" svg:x="13.385cm" svg:y="2.88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1cm" svg:height="1.25cm" svg:x="13.385cm" svg:y="1.3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" draw:layer="layout" svg:width="1cm" svg:height="1.25cm" svg:x="15.385cm" svg:y="1.3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1" draw:layer="layout" svg:x1="13.885cm" svg:y1="2.635cm" svg:x2="13.885cm" svg:y2="2.885cm">
            <text:p/>
          </draw:line>
          <draw:line draw:style-name="gr10" draw:text-style-name="P1" draw:layer="layout" svg:x1="15.885cm" svg:y1="2.635cm" svg:x2="15.885cm" svg:y2="2.885cm">
            <text:p/>
          </draw:line>
        </draw:g>
        <draw:line draw:style-name="gr11" draw:text-style-name="P1" draw:layer="layout" svg:x1="13.385cm" svg:y1="3.801cm" svg:x2="10.218cm" svg:y2="5.385cm">
          <text:p/>
        </draw:line>
        <draw:g>
          <draw:custom-shape draw:style-name="gr12" draw:text-style-name="P1" draw:layer="layout" svg:width="0.5cm" svg:height="3cm" svg:x="10.83cm" svg:y="6.791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0.83cm" svg:y1="9.541cm" svg:x2="11.33cm" svg:y2="9.541cm">
            <text:p/>
          </draw:line>
          <draw:line draw:style-name="gr13" draw:text-style-name="P1" draw:layer="layout" svg:x1="10.83cm" svg:y1="9.291cm" svg:x2="11.33cm" svg:y2="9.291cm">
            <text:p/>
          </draw:line>
          <draw:line draw:style-name="gr13" draw:text-style-name="P1" draw:layer="layout" svg:x1="10.83cm" svg:y1="9.041cm" svg:x2="11.33cm" svg:y2="9.041cm">
            <text:p/>
          </draw:line>
          <draw:line draw:style-name="gr13" draw:text-style-name="P1" draw:layer="layout" svg:x1="10.83cm" svg:y1="8.791cm" svg:x2="11.33cm" svg:y2="8.791cm">
            <text:p/>
          </draw:line>
          <draw:line draw:style-name="gr13" draw:text-style-name="P1" draw:layer="layout" svg:x1="10.83cm" svg:y1="8.541cm" svg:x2="11.33cm" svg:y2="8.541cm">
            <text:p/>
          </draw:line>
          <draw:line draw:style-name="gr13" draw:text-style-name="P1" draw:layer="layout" svg:x1="10.83cm" svg:y1="8.291cm" svg:x2="11.33cm" svg:y2="8.291cm">
            <text:p/>
          </draw:line>
          <draw:line draw:style-name="gr13" draw:text-style-name="P1" draw:layer="layout" svg:x1="10.83cm" svg:y1="8.041cm" svg:x2="11.33cm" svg:y2="8.041cm">
            <text:p/>
          </draw:line>
          <draw:line draw:style-name="gr13" draw:text-style-name="P1" draw:layer="layout" svg:x1="10.83cm" svg:y1="7.791cm" svg:x2="11.33cm" svg:y2="7.791cm">
            <text:p/>
          </draw:line>
          <draw:frame draw:style-name="gr14" draw:text-style-name="P4" draw:layer="layout" svg:width="1.069cm" svg:height="0.645cm" draw:transform="rotate (-1.57079632679579) translate (11.385cm 6.635cm)">
            <draw:text-box>
              <text:p text:style-name="P4">FH:</text:p>
            </draw:text-box>
          </draw:frame>
          <draw:line draw:style-name="gr13" draw:text-style-name="P1" draw:layer="layout" svg:x1="10.83cm" svg:y1="7.541cm" svg:x2="11.33cm" svg:y2="7.541cm">
            <text:p/>
          </draw:line>
        </draw:g>
        <draw:custom-shape draw:style-name="gr15" draw:text-style-name="P1" draw:layer="layout" svg:width="3.5cm" svg:height="2cm" svg:x="13.135cm" svg:y="6.1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5cm" svg:height="2cm" svg:x="13.135cm" svg:y="8.63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499cm" svg:height="1.666cm" svg:x="2.635cm" svg:y="7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1" draw:layer="layout" svg:x1="3.885cm" svg:y1="7.885cm" svg:x2="3.385cm" svg:y2="8.385cm">
            <text:p/>
          </draw:line>
          <draw:line draw:style-name="gr16" draw:text-style-name="P1" draw:layer="layout" svg:x1="3.885cm" svg:y1="7.885cm" svg:x2="4.385cm" svg:y2="8.385cm">
            <text:p/>
          </draw:line>
          <draw:line draw:style-name="gr16" draw:text-style-name="P1" draw:layer="layout" svg:x1="3.385cm" svg:y1="8.385cm" svg:x2="3.135cm" svg:y2="8.885cm">
            <text:p/>
          </draw:line>
          <draw:line draw:style-name="gr16" draw:text-style-name="P1" draw:layer="layout" svg:x1="3.385cm" svg:y1="8.385cm" svg:x2="3.635cm" svg:y2="8.885cm">
            <text:p/>
          </draw:line>
          <draw:line draw:style-name="gr16" draw:text-style-name="P1" draw:layer="controls" svg:x1="4.385cm" svg:y1="8.385cm" svg:x2="4.135cm" svg:y2="8.885cm">
            <text:p/>
          </draw:line>
          <draw:line draw:style-name="gr16" draw:text-style-name="P1" draw:layer="controls" svg:x1="4.385cm" svg:y1="8.385cm" svg:x2="4.635cm" svg:y2="8.885cm">
            <text:p/>
          </draw:line>
        </draw:g>
        <draw:g>
          <draw:custom-shape draw:style-name="gr12" draw:text-style-name="P1" draw:layer="controls" svg:width="2.499cm" svg:height="1.666cm" svg:x="5.885cm" svg:y="7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1" draw:layer="controls" svg:x1="7.135cm" svg:y1="7.885cm" svg:x2="6.635cm" svg:y2="8.385cm">
            <text:p/>
          </draw:line>
          <draw:line draw:style-name="gr16" draw:text-style-name="P1" draw:layer="controls" svg:x1="7.135cm" svg:y1="7.885cm" svg:x2="7.635cm" svg:y2="8.385cm">
            <text:p/>
          </draw:line>
          <draw:line draw:style-name="gr16" draw:text-style-name="P1" draw:layer="controls" svg:x1="6.635cm" svg:y1="8.385cm" svg:x2="6.385cm" svg:y2="8.885cm">
            <text:p/>
          </draw:line>
          <draw:line draw:style-name="gr16" draw:text-style-name="P1" draw:layer="controls" svg:x1="6.635cm" svg:y1="8.385cm" svg:x2="6.885cm" svg:y2="8.885cm">
            <text:p/>
          </draw:line>
          <draw:line draw:style-name="gr16" draw:text-style-name="P1" draw:layer="controls" svg:x1="7.635cm" svg:y1="8.385cm" svg:x2="7.385cm" svg:y2="8.885cm">
            <text:p/>
          </draw:line>
          <draw:line draw:style-name="gr16" draw:text-style-name="P1" draw:layer="controls" svg:x1="7.635cm" svg:y1="8.385cm" svg:x2="7.885cm" svg:y2="8.885cm">
            <text:p/>
          </draw:line>
        </draw:g>
        <draw:line draw:style-name="gr17" draw:text-style-name="P1" draw:layer="controls" svg:x1="3.248cm" svg:y1="5.885cm" svg:x2="3.415cm" svg:y2="7.635cm">
          <text:p/>
        </draw:line>
        <draw:line draw:style-name="gr17" draw:text-style-name="P1" draw:layer="controls" svg:x1="3.51cm" svg:y1="5.885cm" svg:x2="6.677cm" svg:y2="7.635cm">
          <text:p/>
        </draw:line>
        <draw:line draw:style-name="gr17" draw:text-style-name="P1" draw:layer="controls" svg:x1="10.26cm" svg:y1="5.885cm" svg:x2="4.677cm" svg:y2="7.635cm">
          <text:p/>
        </draw:line>
        <draw:line draw:style-name="gr17" draw:text-style-name="P1" draw:layer="controls" svg:x1="10.51cm" svg:y1="5.885cm" svg:x2="7.593cm" svg:y2="7.635cm">
          <text:p/>
        </draw:line>
        <draw:line draw:style-name="gr17" draw:text-style-name="P1" draw:layer="controls" svg:x1="7.01cm" svg:y1="5.885cm" svg:x2="10.801cm" svg:y2="8.135cm">
          <text:p/>
        </draw:line>
        <draw:line draw:style-name="gr17" draw:text-style-name="P1" draw:layer="controls" svg:x1="6.76cm" svg:y1="5.885cm" svg:x2="7.177cm" svg:y2="7.635cm">
          <text:p/>
        </draw:line>
        <draw:line draw:style-name="gr17" draw:text-style-name="P1" draw:layer="controls" svg:x1="3.76cm" svg:y1="5.885cm" svg:x2="10.81cm" svg:y2="7.885cm">
          <text:p/>
        </draw:line>
        <draw:line draw:style-name="gr17" draw:text-style-name="P1" draw:layer="controls" svg:x1="7.218cm" svg:y1="5.885cm" svg:x2="10.801cm" svg:y2="7.635cm">
          <text:p/>
        </draw:line>
        <draw:line draw:style-name="gr18" draw:text-style-name="P1" draw:layer="controls" svg:x1="11.301cm" svg:y1="8.301cm" svg:x2="13.135cm" svg:y2="7.135cm">
          <text:p/>
        </draw:line>
        <draw:line draw:style-name="gr18" draw:text-style-name="P1" draw:layer="controls" svg:x1="11.301cm" svg:y1="8.301cm" svg:x2="13.135cm" svg:y2="9.6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Arrowheads_20_1" draw:display-name="Arrowheads 1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Russ</meta:initial-creator>
    <meta:creation-date>2006-09-20T16:03:11</meta:creation-date>
    <dc:creator>Russ</dc:creator>
    <dc:date>2006-09-20T16:50:00</dc:date>
    <dc:language>en-GB</dc:language>
    <meta:editing-cycles>2</meta:editing-cycles>
    <meta:editing-duration>PT46M52S</meta:editing-duration>
    <meta:user-defined meta:name="Info 1"/>
    <meta:user-defined meta:name="Info 2"/>
    <meta:user-defined meta:name="Info 3"/>
    <meta:user-defined meta:name="Info 4"/>
    <meta:document-statistic meta:object-count="72"/>
  </office:meta>
</office:document-meta>
</file>